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248b3b" officeooo:paragraph-rsid="001f4ba8"/>
    </style:style>
    <style:style style:name="P2" style:family="paragraph" style:parent-style-name="Heading_20_3">
      <style:text-properties officeooo:paragraph-rsid="001f4ba8"/>
    </style:style>
    <style:style style:name="P3" style:family="paragraph" style:parent-style-name="Text_20_body" style:list-style-name="L1">
      <style:text-properties officeooo:rsid="00248b3b" officeooo:paragraph-rsid="001f4ba8"/>
    </style:style>
    <style:style style:name="P4" style:family="paragraph" style:parent-style-name="Text_20_body" style:list-style-name="L1">
      <style:text-properties officeooo:rsid="00236799" officeooo:paragraph-rsid="001f4ba8"/>
    </style:style>
    <style:style style:name="P5" style:family="paragraph" style:parent-style-name="Text_20_body">
      <style:text-properties officeooo:rsid="00236799" officeooo:paragraph-rsid="001f4ba8"/>
    </style:style>
    <style:style style:name="P6" style:family="paragraph" style:parent-style-name="Text_20_body">
      <style:text-properties officeooo:rsid="001f4ba8" officeooo:paragraph-rsid="001f4ba8"/>
    </style:style>
    <style:style style:name="P7" style:family="paragraph" style:parent-style-name="Text_20_body">
      <style:text-properties officeooo:rsid="001fa0f2" officeooo:paragraph-rsid="001fa0f2"/>
    </style:style>
    <style:style style:name="P8" style:family="paragraph" style:parent-style-name="Text_20_body">
      <style:text-properties officeooo:rsid="00202c81" officeooo:paragraph-rsid="00202c81"/>
    </style:style>
    <style:style style:name="T1" style:family="text">
      <style:text-properties officeooo:rsid="002b4376"/>
    </style:style>
    <style:style style:name="T2" style:family="text">
      <style:text-properties officeooo:rsid="002ec946"/>
    </style:style>
    <style:style style:name="T3" style:family="text">
      <style:text-properties officeooo:rsid="003040d2"/>
    </style:style>
    <style:style style:name="T4" style:family="text">
      <style:text-properties officeooo:rsid="00236799"/>
    </style:style>
    <style:style style:name="T5" style:family="text">
      <style:text-properties officeooo:rsid="00248b3b"/>
    </style:style>
    <style:style style:name="T6" style:family="text">
      <style:text-properties officeooo:rsid="002ac78a"/>
    </style:style>
    <style:style style:name="T7" style:family="text">
      <style:text-properties officeooo:rsid="002c9bcc"/>
    </style:style>
    <style:style style:name="T8" style:family="text">
      <style:text-properties officeooo:rsid="002d8761"/>
    </style:style>
    <style:style style:name="T9" style:family="text">
      <style:text-properties officeooo:rsid="00409c54"/>
    </style:style>
    <style:style style:name="T10" style:family="text">
      <style:text-properties officeooo:rsid="001fa0f2"/>
    </style:style>
    <style:style style:name="T11" style:family="text">
      <style:text-properties officeooo:rsid="00202c8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text:span text:style-name="T1">Seccion 2 - La vida, un computador natural</text:span></text:span></text:h>
      <text:h text:style-name="P2" text:outline-level="3"><text:span text:style-name="Strong_20_Emphasis"/></text:h>
      <text:h text:style-name="P2" text:outline-level="3"><text:span text:style-name="Strong_20_Emphasis"><text:span text:style-name="T1">2.1</text:span></text:span><text:span text:style-name="Strong_20_Emphasis"><text:span text:style-name="T4">. </text:span></text:span><text:span text:style-name="Strong_20_Emphasis"><text:span text:style-name="T5">Un sistema inteligente</text:span></text:span></text:h>
      <text:list xml:id="list225377312" text:style-name="L1">
        <text:list-item>
          <text:p text:style-name="P4">la inteligencia es la clave.<text:span text:style-name="T6"> (se comentan aspectos observables de la inteligencia aplicada de la vida)</text:span></text:p>
        </text:list-item>
      </text:list>
      <text:p text:style-name="P6"><text:tab/></text:p>
      <text:p text:style-name="P6"><text:tab/>tradicionalmente estudiamos la vida a traves de la biologia. intentamos ver como esta compuesta. como ha sido construida. sin embargo esto no nos proporcionara las respuesta que buscamos. </text:p>
      <text:p text:style-name="P6">nosotros en cambio vamos a explorar otro camino. dejaremos de lado la quimica de sus tejidos, para enfocarnos en su inteligencia.</text:p>
      <text:p text:style-name="P6">no nos importa como esta formada, sino lo que hace<text:span text:style-name="T10">.</text:span></text:p>
      <text:p text:style-name="P7">la quimica, su composicion fisica y molecular, estan bien para explicar los primeros fenomenos.</text:p>
      <text:p text:style-name="P7">los mecanismos que han dado lugar a los origenes de la vida.</text:p>
      <text:p text:style-name="P7">sin embargo, una vez que el sistema se ha puesto en marcha, una vez que ha despertado, el estudio de la materia organica ya no nos proporciona el tipo de respuestas que buscamos.</text:p>
      <text:p text:style-name="P7">nos proporciona conocimiento acerca de la tecnologia que se ha utilizado para implementarlo<text:span text:style-name="T11">, pero poco mas.</text:span></text:p>
      <text:p text:style-name="P7">porque lo que crea la complejidad que vemos, es en realidad la inteligencia.</text:p>
      <text:p text:style-name="P7">y eso es lo que queremos conocer. </text:p>
      <text:p text:style-name="P7">la inteligencia superior que ha disenado a todas las criaturas<text:span text:style-name="T11">.</text:span></text:p>
      <text:p text:style-name="P8">queremos ver las manos del creador, entender como ha podido construir esto.</text:p>
      <text:p text:style-name="P8">Y entender, que es todo esto.</text:p>
      <text:p text:style-name="P7"/>
      <text:p text:style-name="P6"/>
      <text:p text:style-name="P6"/>
      <text:p text:style-name="P5"/>
      <text:list xml:id="list201333097942163" text:continue-numbering="true" text:style-name="L1">
        <text:list-item>
          <text:p text:style-name="P3">como se produce la inteligencia<text:span text:style-name="T1">? </text:span><text:span text:style-name="T7">(comentamos que en los siguientes capitulos construiremos una simulacion de la vida, que nos permitira ver como piensa, como resuelve problemas, como aprende, y como </text:span><text:span text:style-name="T8">el conocimiento adquirido es utilizado)</text:span></text:p>
        </text:list-item>
      </text:list>
      <text:h text:style-name="P1" text:outline-level="3"><text:soft-page-break/><text:span text:style-name="Strong_20_Emphasis"><text:span text:style-name="T1">2.</text:span></text:span><text:span text:style-name="Strong_20_Emphasis"><text:span text:style-name="T8">2</text:span></text:span><text:span text:style-name="Strong_20_Emphasis"><text:span text:style-name="T4">. </text:span></text:span><text:span text:style-name="Strong_20_Emphasis"><text:span text:style-name="T8">El proceso de calculo</text:span></text:span></text:h>
      <text:list xml:id="list201334260127188" text:continue-numbering="true" text:style-name="L1">
        <text:list-item>
          <text:p text:style-name="P3">como se procesa la informacion en una maquina de calculo?<text:span text:style-name="T6"> (describimos un proceso de calculo generico)</text:span></text:p>
        </text:list-item>
        <text:list-item>
          <text:p text:style-name="P3"><text:span text:style-name="T9">los </text:span>elementos <text:span text:style-name="T9">que componen </text:span>una maquina de calculo<text:span text:style-name="T6"> (hablamos de memoria, procesador, informacion y metodo)</text:span></text:p>
        </text:list-item>
      </text:list>
      <text:h text:style-name="P1" text:outline-level="3"><text:span text:style-name="Strong_20_Emphasis"><text:span text:style-name="T1">2.</text:span></text:span><text:span text:style-name="Strong_20_Emphasis"><text:span text:style-name="T8">3</text:span></text:span><text:span text:style-name="Strong_20_Emphasis"><text:span text:style-name="T4">. </text:span></text:span><text:span text:style-name="Strong_20_Emphasis"><text:span text:style-name="T8">Inteligencia natural</text:span></text:span></text:h>
      <text:list xml:id="list201333668238118" text:continue-numbering="true" text:style-name="L1">
        <text:list-item>
          <text:p text:style-name="P3">la vida como un computador natural<text:span text:style-name="T1"> (comentamos que en la vida se encuentran los elementos necesarios para construir un sistema de calculo. los listamos brevemente</text:span><text:span text:style-name="T2"> [ADN, reproduccion, individuos y ciclo de </text:span><text:span text:style-name="T3">vida</text:span><text:span text:style-name="T2">]</text:span><text:span text:style-name="T1">, se comentaran en detalle en los siguientes capitulo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5T19:50:35.895000000</meta:creation-date>
    <dc:date>2025-08-15T20:13:32.315000000</dc:date>
    <meta:editing-duration>PT2M36S</meta:editing-duration>
    <meta:editing-cycles>1</meta:editing-cycles>
    <meta:document-statistic meta:table-count="0" meta:image-count="0" meta:object-count="0" meta:page-count="2" meta:paragraph-count="22" meta:word-count="329" meta:character-count="2024" meta:non-whitespace-character-count="1717"/>
    <meta:generator>LibreOffice/7.3.5.2$Windows_X86_64 LibreOffice_project/184fe81b8c8c30d8b5082578aee2fed2ea847c01</meta:generator>
  </office:meta>
</office:document-meta>
</file>